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 style:shadow="none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uľka1.D1" style:family="table-cell">
      <style:table-cell-properties fo:padding="0.097cm" fo:border="0.05pt solid #b3b3b3"/>
    </style:style>
    <style:style style:name="Tabuľka1.A2" style:family="table-cell">
      <style:table-cell-properties fo:padding="0.097cm" fo:border-left="0.05pt solid #b3b3b3" fo:border-right="none" fo:border-top="none" fo:border-bottom="0.05pt solid #b3b3b3"/>
    </style:style>
    <style:style style:name="Tabuľka1.D2" style:family="table-cell">
      <style:table-cell-properties fo:padding="0.097cm" fo:border-left="0.05pt solid #b3b3b3" fo:border-right="0.05pt solid #b3b3b3" fo:border-top="none" fo:border-bottom="0.05pt solid #b3b3b3"/>
    </style:style>
    <style:style style:name="Tabuľka2" style:family="table">
      <style:table-properties style:width="17cm" table:align="margins" style:shadow="none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2pt solid #b3b3b3"/>
    </style:style>
    <style:style style:name="Tabuľka2.A2" style:family="table-cell">
      <style:table-cell-properties fo:padding="0.097cm" fo:border-left="2pt solid #b3b3b3" fo:border-right="none" fo:border-top="none" fo:border-bottom="2pt solid #b3b3b3"/>
    </style:style>
    <style:style style:name="Tabuľka2.B2" style:family="table-cell">
      <style:table-cell-properties fo:padding="0.097cm" fo:border-left="2pt solid #b3b3b3" fo:border-right="2pt solid #b3b3b3" fo:border-top="none" fo:border-bottom="2pt solid #b3b3b3"/>
    </style:style>
    <style:style style:name="Tabuľka5" style:family="table">
      <style:table-properties style:width="13cm" fo:margin-left="2cm" fo:margin-right="2cm" table:align="margins" style:shadow="none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1.05pt solid #b3b3b3" fo:border-right="none" fo:border-top="1.05pt solid #b3b3b3" fo:border-bottom="1.05pt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1.05pt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C2" style:family="table-cell">
      <style:table-cell-properties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1.05pt solid #b3b3b3" fo:border-right="1.05pt solid #b3b3b3" fo:border-top="none" fo:border-bottom="1.05pt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29665c"/>
    </style:style>
    <style:style style:name="P4" style:family="paragraph" style:parent-style-name="Table_20_Contents">
      <style:text-properties officeooo:paragraph-rsid="002b062b"/>
    </style:style>
    <style:style style:name="P5" style:family="paragraph" style:parent-style-name="Standard">
      <style:text-properties officeooo:paragraph-rsid="0029665c"/>
    </style:style>
    <style:style style:name="T1" style:family="text">
      <style:text-properties officeooo:rsid="0026c90a"/>
    </style:style>
    <style:style style:name="T2" style:family="text">
      <style:text-properties officeooo:rsid="0028ab9c"/>
    </style:style>
    <style:style style:name="T3" style:family="text">
      <style:text-properties officeooo:rsid="0029665c"/>
    </style:style>
    <style:style style:name="T4" style:family="text">
      <style:text-properties officeooo:rsid="002b062b"/>
    </style:style>
    <style:style style:name="T5" style:family="text">
      <style:text-properties officeooo:rsid="002d5add"/>
    </style:style>
    <style:style style:name="T6" style:family="text">
      <style:text-properties officeooo:rsid="002ff05b"/>
    </style:style>
    <style:style style:name="T7" style:family="text">
      <style:text-properties officeooo:rsid="0030602c"/>
    </style:style>
    <style:style style:name="T8" style:family="text">
      <style:text-properties officeooo:rsid="0031b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Table test,</text:span> Times New Roman 12 pt </text:p>
      <text:p text:style-name="Standard"/>
      <text:p text:style-name="Standard"><text:span text:style-name="T1">Table</text:span> 1 – <text:span text:style-name="T1">line thickness</text:span> 0,05 pt, <text:span text:style-name="T1">table width automatic</text:span> (<text:span text:style-name="T1">column</text:span> 4,25 cm), <text:span text:style-name="T1">row height</text:span> – <text:span text:style-name="T2">adjusted to size</text:span>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5">Table 2 – line thickness 2 pt, <text:span text:style-name="T1">table width automatic</text:span> <text:s/>(column 5,67 cm), <text:span text:style-name="T1">row height</text:span> – <text:span text:style-name="T2">adjusted to size</text:span>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<text:span text:style-name="T4">First</text:span> r<text:span text:style-name="T4">o</text:span>w, merged cells <text:span text:style-name="T4">centered</text:span>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<text:span text:style-name="T3">Second</text:span> row, <text:span text:style-name="T3">first</text:span> column</text:p>
          </table:table-cell>
          <table:table-cell table:style-name="Tabuľka2.B2" table:number-columns-spanned="2" office:value-type="string">
            <text:p text:style-name="P3"><text:span text:style-name="T3">Second</text:span> row, merged cells <text:span text:style-name="T3">of the second and third column</text:span>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P3"><text:span text:style-name="T4">Third</text:span> row, merged cells <text:span text:style-name="T4">of the first</text:span> <text:span text:style-name="T4">second column</text:span></text:p>
          </table:table-cell>
          <table:covered-table-cell/>
          <table:table-cell table:style-name="Tabuľka2.B2" table:number-rows-spanned="2" office:value-type="string">
            <text:p text:style-name="Table_20_Contents"><text:span text:style-name="T4">Third</text:span> row <text:span text:style-name="T6">fourth</text:span> row, <text:span text:style-name="T4">third</text:span> column <text:span text:style-name="T6">merged</text:span></text:p>
          </table:table-cell>
        </table:table-row>
        <table:table-row>
          <table:table-cell table:style-name="Tabuľka2.A2" office:value-type="string">
            <text:p text:style-name="P3"><text:span text:style-name="T4">Fourth</text:span> row, <text:span text:style-name="T3">first</text:span> column</text:p>
          </table:table-cell>
          <table:table-cell table:style-name="Tabuľka2.A2" office:value-type="string">
            <text:p text:style-name="P4"><text:span text:style-name="T4">Fourth</text:span> row, <text:span text:style-name="T4">second</text:span> column</text:p>
          </table:table-cell>
          <table:covered-table-cell/>
        </table:table-row>
      </table:table>
      <text:p text:style-name="Standard"/>
      <text:p text:style-name="Standard">Table <text:span text:style-name="T7">3</text:span> – <text:span text:style-name="T4">combination of no, dotted and hatched borders</text:span>, <text:span text:style-name="T4">line thickness</text:span> 0,5 pt, <text:span text:style-name="T4">distance to contents:</text:span> 1. row - 1 cm, 2. row – 0,5 cm, <text:span text:style-name="T4">table width</text:span> 13 cm – <text:span text:style-name="T4">indentation</text:span> 2 cm <text:span text:style-name="T4">left and right</text:span>, <text:span text:style-name="T4">row height</text:span> 4,5 a 2,5 cm, <text:span text:style-name="T4">columns</text:span>: 1. row 5 a<text:span text:style-name="T4">nd</text:span> 8 cm, 2. row 6, 4 a<text:span text:style-name="T4">nd</text:span>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<text:span text:style-name="T4">centered</text:span>, <text:span text:style-name="T8">up</text:span>, <text:span text:style-name="T4">width</text:span> 5 cm</text:p>
          </table:table-cell>
          <table:table-cell table:style-name="Tabuľka5.B1" table:number-columns-spanned="3" office:value-type="string">
            <text:p text:style-name="P2">Row 1, Column 2</text:p>
            <text:p text:style-name="P2"><text:span text:style-name="T4">aligned right down</text:span>, <text:span text:style-name="T4">width</text:span> 8 <text:span text:style-name="T4">cm, no border</text:span>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<text:span text:style-name="T4">aligned left</text:span> 6 cm</text:p>
          </table:table-cell>
          <table:covered-table-cell/>
          <table:table-cell table:style-name="Tabuľka5.C2" office:value-type="string">
            <text:p text:style-name="Table_20_Contents">Width 4 cm, <text:span text:style-name="T4">by cell division</text:span></text:p>
          </table:table-cell>
          <table:table-cell table:style-name="Tabuľka5.D2" office:value-type="string">
            <text:p text:style-name="P4">Width 4 cm, <text:span text:style-name="T4">by cell divis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20T19:25:42.620148258</dc:date>
    <dc:creator>milos </dc:creator>
    <meta:editing-duration>PT2H36M49S</meta:editing-duration>
    <meta:editing-cycles>30</meta:editing-cycles>
    <meta:generator>LibreOffice/4.1.0.3$Linux_X86_64 LibreOffice_project/0f08a823567f802c29cbaf2b327db19aaf72016</meta:generator>
    <meta:document-statistic meta:table-count="3" meta:image-count="0" meta:object-count="0" meta:page-count="1" meta:paragraph-count="31" meta:word-count="218" meta:character-count="1082" meta:non-whitespace-character-count="886"/>
  </office:meta>
</office:document-meta>
</file>